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F000001D052F7ACFFC5EFFEAA.png" manifest:media-type="image/png"/>
  <manifest:file-entry manifest:full-path="Pictures/100000000000025F000001D0DA36B598EDF205B6.png" manifest:media-type="image/png"/>
  <manifest:file-entry manifest:full-path="Pictures/100000000000025F000001D09381DDFBEBA99157.png" manifest:media-type="image/png"/>
  <manifest:file-entry manifest:full-path="Pictures/100000000000025F000001D09EDAF334B03CA06F.png" manifest:media-type="image/png"/>
  <manifest:file-entry manifest:full-path="Pictures/100000000000025F000001D09C4384025E76A584.png" manifest:media-type="image/png"/>
  <manifest:file-entry manifest:full-path="Pictures/100000000000025F000001D0C33200AEABDFFB5E.png" manifest:media-type="image/png"/>
  <manifest:file-entry manifest:full-path="Pictures/100000000000025F000001D0DFB9EC60B6549AAF.png" manifest:media-type="image/png"/>
  <manifest:file-entry manifest:full-path="Pictures/100000000000025F000001D02E83701BD0745FD7.png" manifest:media-type="image/png"/>
  <manifest:file-entry manifest:full-path="Pictures/100000000000025F000001D043B07749B33253F1.png" manifest:media-type="image/png"/>
  <manifest:file-entry manifest:full-path="Pictures/10000000000002A6000001D04A269A469603FFEC.png" manifest:media-type="image/png"/>
  <manifest:file-entry manifest:full-path="Pictures/100000000000025F000001D09C9A3F606A2DD810.png" manifest:media-type="image/png"/>
  <manifest:file-entry manifest:full-path="Pictures/100000000000025F000001D0D18BB954B804915D.png" manifest:media-type="image/png"/>
  <manifest:file-entry manifest:full-path="Pictures/100000000000025F000001D0580BAD84CB9FE09E.png" manifest:media-type="image/png"/>
  <manifest:file-entry manifest:full-path="Pictures/100000000000025F000001D0D68C44CEF4F35708.png" manifest:media-type="image/png"/>
  <manifest:file-entry manifest:full-path="Pictures/100000000000025F000001D0582E35A5D15F46F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2b89" officeooo:paragraph-rsid="00052b89"/>
    </style:style>
    <style:style style:name="T1" style:family="text">
      <style:text-properties officeooo:rsid="0005ee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x="-0.54cm" svg:y="-0.67cm" svg:width="8.922cm" svg:height="6.819cm" draw:z-index="0"><draw:image xlink:href="Pictures/100000000000025F000001D09EDAF334B03CA06F.png" xlink:type="simple" xlink:show="embed" xlink:actuate="onLoad"/></draw:frame><draw:frame draw:style-name="fr1" draw:name="Изображение2" text:anchor-type="paragraph" svg:x="8.38cm" svg:y="-1.118cm" svg:width="9.744cm" svg:height="7.449cm" draw:z-index="1"><draw:image xlink:href="Pictures/100000000000025F000001D09C4384025E76A584.png" xlink:type="simple" xlink:show="embed" xlink:actuate="onLoad"/></draw:frame><draw:frame draw:style-name="fr1" draw:name="Изображение3" text:anchor-type="paragraph" svg:x="-0.797cm" svg:y="6.329cm" svg:width="9.454cm" svg:height="7.227cm" draw:z-index="2"><draw:image xlink:href="Pictures/100000000000025F000001D0DA36B598EDF205B6.png" xlink:type="simple" xlink:show="embed" xlink:actuate="onLoad"/></draw:frame><draw:frame draw:style-name="fr1" draw:name="Изображение4" text:anchor-type="paragraph" svg:x="8.996cm" svg:y="6.329cm" svg:width="9.128cm" svg:height="6.978cm" draw:z-index="3"><draw:image xlink:href="Pictures/100000000000025F000001D09381DDFBEBA99157.png" xlink:type="simple" xlink:show="embed" xlink:actuate="onLoad"/></draw:frame><draw:frame draw:style-name="fr1" draw:name="Изображение5" text:anchor-type="paragraph" svg:x="-1.088cm" svg:y="13.727cm" svg:width="9.832cm" svg:height="7.516cm" draw:z-index="4"><draw:image xlink:href="Pictures/100000000000025F000001D0C33200AEABDFFB5E.png" xlink:type="simple" xlink:show="embed" xlink:actuate="onLoad"/></draw:frame><draw:frame draw:style-name="fr1" draw:name="Изображение6" text:anchor-type="paragraph" svg:x="8.368cm" svg:y="13.875cm" svg:width="9.638cm" svg:height="7.368cm" draw:z-index="5"><draw:image xlink:href="Pictures/100000000000025F000001D0DFB9EC60B6549AA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Изображение7" text:anchor-type="paragraph" svg:x="2.335cm" svg:y="0.406cm" svg:width="12.848cm" svg:height="9.821cm" draw:z-index="6"><draw:image xlink:href="Pictures/100000000000025F000001D043B07749B33253F1.png" xlink:type="simple" xlink:show="embed" xlink:actuate="onLoad"/></draw:frame><text:soft-page-break/>CO2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<text:span text:style-name="T1">^2</text:span>(T)</text:p>
      <text:p text:style-name="P1"><draw:frame draw:style-name="fr1" draw:name="Изображение8" text:anchor-type="paragraph" svg:x="2.512cm" svg:y="0.699cm" svg:width="12.848cm" svg:height="9.821cm" draw:z-index="7"><draw:image xlink:href="Pictures/100000000000025F000001D052F7ACFFC5EFFEA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Изображение9" text:anchor-type="paragraph" svg:x="0.164cm" svg:y="-0.12cm" svg:width="8.486cm" svg:height="6.488cm" draw:z-index="8"><draw:image xlink:href="Pictures/100000000000025F000001D09C9A3F606A2DD810.png" xlink:type="simple" xlink:show="embed" xlink:actuate="onLoad"/></draw:frame><draw:frame draw:style-name="fr1" draw:name="Изображение10" text:anchor-type="paragraph" svg:x="9.089cm" svg:y="-0.695cm" svg:width="9.061cm" svg:height="6.927cm" draw:z-index="9"><draw:image xlink:href="Pictures/100000000000025F000001D0D18BB954B804915D.png" xlink:type="simple" xlink:show="embed" xlink:actuate="onLoad"/></draw:frame><draw:frame draw:style-name="fr1" draw:name="Изображение11" text:anchor-type="paragraph" svg:x="1.152cm" svg:y="6.558cm" svg:width="9.366cm" svg:height="7.16cm" draw:z-index="10"><draw:image xlink:href="Pictures/100000000000025F000001D0580BAD84CB9FE09E.png" xlink:type="simple" xlink:show="embed" xlink:actuate="onLoad"/></draw:frame><draw:frame draw:style-name="fr1" draw:name="Изображение12" text:anchor-type="paragraph" svg:x="0.903cm" svg:y="14.801cm" svg:width="9.562cm" svg:height="7.31cm" draw:z-index="11"><draw:image xlink:href="Pictures/100000000000025F000001D0D68C44CEF4F35708.png" xlink:type="simple" xlink:show="embed" xlink:actuate="onLoad"/></draw:frame><draw:frame draw:style-name="fr1" draw:name="Изображение13" text:anchor-type="paragraph" svg:x="9.668cm" svg:y="14.801cm" svg:width="9.178cm" svg:height="7.015cm" draw:z-index="12"><draw:image xlink:href="Pictures/100000000000025F000001D02E83701BD0745FD7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Изображение14" text:anchor-type="paragraph" svg:width="11.686cm" svg:height="8.934cm" draw:z-index="13"><draw:image xlink:href="Pictures/100000000000025F000001D0582E35A5D15F46F1.png" xlink:type="simple" xlink:show="embed" xlink:actuate="onLoad"/></draw:frame><draw:frame draw:style-name="fr1" draw:name="Изображение15" text:anchor-type="paragraph" svg:x="2.058cm" svg:y="11.247cm" svg:width="13.64cm" svg:height="9.335cm" draw:z-index="14"><draw:image xlink:href="Pictures/10000000000002A6000001D04A269A469603FFE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04:07:20.969000000</meta:creation-date>
    <dc:date>2019-04-08T13:04:24.283000000</dc:date>
    <meta:editing-duration>PT16H40M24S</meta:editing-duration>
    <meta:editing-cycles>3</meta:editing-cycles>
    <meta:generator>LibreOffice/5.3.3.2$Windows_x86 LibreOffice_project/3d9a8b4b4e538a85e0782bd6c2d430bafe583448</meta:generator>
    <meta:document-statistic meta:table-count="0" meta:image-count="15" meta:object-count="0" meta:page-count="4" meta:paragraph-count="2" meta:word-count="2" meta:character-count="9" meta:non-whitespace-character-count="9"/>
  </office:meta>
</office:document-meta>
</file>